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itle">
      <style:paragraph-properties fo:text-align="start" style:justify-single-word="false"/>
      <style:text-properties fo:font-size="8pt" officeooo:paragraph-rsid="00468634" style:font-size-asian="8pt" style:font-size-complex="8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Title">星空夜語</text:p>
      <text:p text:style-name="P1"/>
      <text:p text:style-name="P1"/>
      <text:p text:style-name="P1">------ <text:s/>the choice of life is you become what you believe !</text:p>
      <text:p text:style-name="P1"/>
      <text:p text:style-name="P3">世上最大的阻力與最遠的距離是</text:p>
      <text:p text:style-name="P3">不相信</text:p>
      <text:p text:style-name="P3">不自信</text:p>
      <text:p text:style-name="P3"/>
      <text:p text:style-name="P3">認知</text:p>
      <text:p text:style-name="P3">是認知本身的障礙</text:p>
      <text:p text:style-name="P3"/>
      <text:p text:style-name="P3">世界的祕密是</text:p>
      <text:p text:style-name="P3">意念可變成現實</text:p>
      <text:p text:style-name="P3">我們最終成爲</text:p>
      <text:p text:style-name="P3">我們所相信的</text:p>
      <text:p text:style-name="P3"/>
      <text:p text:style-name="P3">在尋夢的路上</text:p>
      <text:p text:style-name="P3">需要有韌性和血汗</text:p>
      <text:p text:style-name="P3">在千錘百煉中</text:p>
      <text:p text:style-name="P3">仍不變初心</text:p>
      <text:p text:style-name="P3">然後</text:p>
      <text:p text:style-name="P3">慢慢堅強</text:p>
      <text:p text:style-name="P3">漸漸勇敢</text:p>
      <text:p text:style-name="P3"/>
      <text:p text:style-name="P3">在悲慘絕望的黑夜盡頭</text:p>
      <text:p text:style-name="P3">更需有正念</text:p>
      <text:p text:style-name="P3">因爲</text:p>
      <text:p text:style-name="P3">惡魔未必難以擊潰</text:p>
      <text:p text:style-name="P3"/>
      <text:p text:style-name="P3">所以</text:p>
      <text:p text:style-name="P3">相信</text:p>
      <text:p text:style-name="P3">所相信</text:p>
      <text:p text:style-name="P3">樂觀</text:p>
      <text:p text:style-name="P3">所樂觀</text:p>
      <text:p text:style-name="P3"/>
      <text:p text:style-name="P3">人生一路同行</text:p>
      <text:p text:style-name="P3">或長</text:p>
      <text:p text:style-name="P3">或短</text:p>
      <text:p text:style-name="P3">總有知己</text:p>
      <text:p text:style-name="P3">總有不安分的靈魂和</text:p>
      <text:p text:style-name="P3">愛管閒事的心</text:p>
      <text:p text:style-name="P3">這樣的人</text:p>
      <text:p text:style-name="P3">光遇見</text:p>
      <text:p text:style-name="P3">已是世界的恩典</text:p>
      <text:p text:style-name="P3">足以溫暖餘生</text:p>
      <text:p text:style-name="P3">我已經很知足</text:p>
      <text:p text:style-name="P3">其他於我</text:p>
      <text:p text:style-name="P3">只是額外的恩典和奢求</text:p>
      <text:p text:style-name="P3">我會帶着幸福的眼淚追憶着</text:p>
      <text:p text:style-name="P3">你留在夜空的痕跡</text:p>
      <text:p text:style-name="P3">雖然心會很疼</text:p>
      <text:p text:style-name="P3">眼裡會有淚</text:p>
      <text:p text:style-name="P3">但也是幸福的味道</text:p>
      <text:p text:style-name="P3"/>
      <text:p text:style-name="P3">是你</text:p>
      <text:p text:style-name="P3">讓我覺得活着</text:p>
      <text:p text:style-name="P3">特別有意義</text:p>
      <text:p text:style-name="P3">且值得</text:p>
      <text:p text:style-name="P3">你的出現</text:p>
      <text:p text:style-name="P3">已讓我驚見了生命的黃山</text:p>
      <text:p text:style-name="P3">哪怕</text:p>
      <text:p text:style-name="P3">生命就此畫上了句號</text:p>
      <text:p text:style-name="P3">心裡也是帶着感恩與無悔</text:p>
      <text:p text:style-name="P3"/>
      <text:p text:style-name="P3">所有的一切</text:p>
      <text:p text:style-name="P3">管他是奇蹟</text:p>
      <text:p text:style-name="P3">是安排</text:p>
      <text:p text:style-name="P3">是戲弄</text:p>
      <text:p text:style-name="P3">或是鬼老天的刻意刁難</text:p>
      <text:p text:style-name="P3">餘生</text:p>
      <text:p text:style-name="P3">只想循着你的痕跡</text:p>
      <text:p text:style-name="P3">不管是在路上</text:p>
      <text:p text:style-name="P3">或是在故鄉的橋上</text:p>
      <text:p text:style-name="P3"/>
      <text:p text:style-name="P3">或許</text:p>
      <text:p text:style-name="P3">我的努力</text:p>
      <text:p text:style-name="P3">也可以喚醒越來越多的人</text:p>
      <text:p text:style-name="P3"/>
      <text:p text:style-name="P3"><text:soft-page-break/>我知道</text:p>
      <text:p text:style-name="P3">如今的我</text:p>
      <text:p text:style-name="P3">超級讓人失望</text:p>
      <text:p text:style-name="P3">我也敢想象</text:p>
      <text:p text:style-name="P3">在你眼裡</text:p>
      <text:p text:style-name="P3">我也早已是一包香菸</text:p>
      <text:p text:style-name="P3">但我自詡還是個中華牌的</text:p>
      <text:p text:style-name="P3"/>
      <text:p text:style-name="P3">親愛的</text:p>
      <text:p text:style-name="P3">將你推下深淵</text:p>
      <text:p text:style-name="P3">是我無法彌補的過錯</text:p>
      <text:p text:style-name="P3">原諒與否於我毫無意義</text:p>
      <text:p text:style-name="P3">我對自己是真的失望透頂</text:p>
      <text:p text:style-name="P3">只是魔鬼的操縱手段太深</text:p>
      <text:p text:style-name="P3">我依舊尚未醒來</text:p>
      <text:p text:style-name="P3">也不知道如何醒來</text:p>
      <text:p text:style-name="P3"/>
      <text:p text:style-name="P3">這世界正在顛覆我的認知</text:p>
      <text:p text:style-name="P3">如幻亦如夢</text:p>
      <text:p text:style-name="P3">就像你的出現</text:p>
      <text:p text:style-name="P3"/>
      <text:p text:style-name="P3">而魔鬼的謊言</text:p>
      <text:p text:style-name="P3">堆積成山</text:p>
      <text:p text:style-name="P3">刻意將真相嘲諷和黑化</text:p>
      <text:p text:style-name="P3">把世界變得渾濁不堪</text:p>
      <text:p text:style-name="P3">如笑話</text:p>
      <text:p text:style-name="P3">似地獄</text:p>
      <text:p text:style-name="P3">讓人難以看清真相</text:p>
      <text:p text:style-name="P3">就像我難以看到你</text:p>
      <text:p text:style-name="P3"/>
      <text:p text:style-name="P3">你的出現</text:p>
      <text:p text:style-name="P3">讓漂泊絕望的我</text:p>
      <text:p text:style-name="P3">看到了海岸亮起的航燈</text:p>
      <text:p text:style-name="P3"/>
      <text:p text:style-name="P3">你</text:p>
      <text:p text:style-name="P3">是千年的佳釀</text:p>
      <text:p text:style-name="P3">也是千年的</text:p>
      <text:p text:style-name="P3"/>
      <text:p text:style-name="P3">星空夜語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4820*" fo:start-indent="0in" fo:end-indent="0.1in"/>
          <style:column style:rel-width="4821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6T21:32:53.295037668</dc:date>
    <meta:editing-duration>PT4H11M41S</meta:editing-duration>
    <meta:editing-cycles>157</meta:editing-cycles>
    <meta:document-statistic meta:table-count="0" meta:image-count="0" meta:object-count="0" meta:page-count="2" meta:paragraph-count="99" meta:word-count="588" meta:character-count="635" meta:non-whitespace-character-count="623"/>
  </office:meta>
</office:document-meta>
</file>